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144" officeooo:paragraph-rsid="0013a144"/>
    </style:style>
    <style:style style:name="P2" style:family="paragraph" style:parent-style-name="Standard">
      <style:text-properties officeooo:rsid="0013d590" officeooo:paragraph-rsid="0013d590"/>
    </style:style>
    <style:style style:name="P3" style:family="paragraph" style:parent-style-name="Standard">
      <style:text-properties officeooo:rsid="0014051e" officeooo:paragraph-rsid="0014051e"/>
    </style:style>
    <style:style style:name="P4" style:family="paragraph" style:parent-style-name="Standard">
      <style:paragraph-properties fo:break-before="page"/>
      <style:text-properties officeooo:rsid="0013a144" officeooo:paragraph-rsid="0013a144"/>
    </style:style>
    <style:style style:name="T1" style:family="text">
      <style:text-properties officeooo:rsid="0014051e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ole Barbes and Harrison Colborne</text:p>
      <text:p text:style-name="P1">9/20/2023</text:p>
      <text:p text:style-name="P1">Lab 4 Report</text:p>
      <text:p text:style-name="P1"><draw:frame draw:style-name="fr2" draw:name="Object1" text:anchor-type="char" svg:x="0.002in" svg:y="0.0354in" svg:width="6.2929in" svg:height="3.436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he graph for the pre-order traversals, both iteratively and recursively, supports the conclusion that the timing is O(n) because the graph is linear in design. </text:p>
      <text:p text:style-name="P1"><draw:frame draw:style-name="fr2" draw:name="Object3" text:anchor-type="char" svg:x="-0.0839in" svg:y="0.1575in" svg:width="6.2929in" svg:height="3.5453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/></text:p>
      <text:p text:style-name="P2">The graph for the In-order traversals, both iteratively and recursively, supports the conclusion that the timing is O(n) because the graph is linear in design. </text:p>
      <text:p text:style-name="P4"/>
      <text:p text:style-name="P1"><draw:frame draw:style-name="fr2" draw:name="Object2" text:anchor-type="char" svg:x="-0.1571in" svg:y="0.1327in" svg:width="6.2929in" svg:height="3.545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The graph for the post-order traversals, <text:s/>iteratively, 2 stacks, and recursively, supports the conclusion that the timing is O(n) because the graph is linear in design. </text:p>
      <text:p text:style-name="P1"/>
      <text:p text:style-name="P1"/>
      <text:p text:style-name="P2"><draw:frame draw:style-name="fr1" draw:name="Object4" text:anchor-type="char" svg:width="6.2929in" svg:height="3.5457in" draw:z-index="3"><draw:object xlink:href="./Object 4" xlink:type="simple" xlink:show="embed" xlink:actuate="onLoad"/><draw:image xlink:href="./ObjectReplacements/Object 4" xlink:type="simple" xlink:show="embed" xlink:actuate="onLoad"/></draw:frame>Pre-order tends to be the slowest of the 3 recursive algorithms, and post-order is the fastest of the 3 algorithms, and in-order falls in between but closer to the post-order. All algorithms are O(n) and are very similar in speed.</text:p>
      <text:p text:style-name="P1"/>
      <text:p text:style-name="P1"/>
      <text:p text:style-name="P2"><draw:frame draw:style-name="fr1" draw:name="Object5" text:anchor-type="char" svg:width="6.2992in" svg:height="3.5429in" draw:z-index="4"><draw:object xlink:href="./Object 5" xlink:type="simple" xlink:show="embed" xlink:actuate="onLoad"/><draw:image xlink:href="./ObjectReplacements/Object 5" xlink:type="simple" xlink:show="embed" xlink:actuate="onLoad"/></draw:frame><text:soft-page-break/>For the iterative functions, the pre-order is the fastest algorithm followed by post-order, then in-order, then post-order 2 stacks. All are O(n), <text:span text:style-name="T1">but pre-order is slightly faster than the post-order and significantly faster than the 2 stack and in-order functions.</text:span></text:p>
      <text:p text:style-name="P2"/>
      <text:p text:style-name="P3">Lastly, recursion is significantly faster than the iterative functions, despite all the algorithms being in O(n) complexity. The post-order recursion is the fastest of all the algorithms. The post-order 2 stack is the slowest of all the algorithm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1:13:05.289175541</meta:creation-date>
    <meta:generator>LibreOffice/7.0.4.2$Linux_X86_64 LibreOffice_project/00$Build-2</meta:generator>
    <dc:date>2023-09-20T11:50:14.472812343</dc:date>
    <meta:editing-duration>PT23M31S</meta:editing-duration>
    <meta:editing-cycles>2</meta:editing-cycles>
    <meta:document-statistic meta:table-count="0" meta:image-count="0" meta:object-count="5" meta:page-count="3" meta:paragraph-count="10" meta:word-count="203" meta:character-count="1288" meta:non-whitespace-character-count="108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4cm" svg:height="8.729cm" xlink:href="." xlink:type="simple" chart:class="chart:scatter" chart:style-name="ch1">
        <chart:title svg:x="5.289cm" svg:y="0.31cm" chart:style-name="ch2">
          <text:p>Timing Analysis Pre Order</text:p>
        </chart:title>
        <chart:legend chart:legend-position="end" svg:x="12.232cm" svg:y="3.816cm" style:legend-expansion="high" chart:style-name="ch3"/>
        <chart:plot-area chart:style-name="ch4" chart:data-source-has-labels="both" svg:x="1.33cm" svg:y="1.263cm" svg:width="10.583cm" svg:height="6.311cm">
          <chart:coordinate-region svg:x="1.766cm" svg:y="1.462cm" svg:width="9.405cm" svg:height="5.465cm"/>
          <chart:axis chart:dimension="x" chart:name="primary-x" chart:style-name="ch5" chartooo:axis-type="auto">
            <chart:title svg:x="5.876cm" svg:y="7.748cm" chart:style-name="ch6">
              <text:p>Tree Size</text:p>
            </chart:title>
            <chart:categories table:cell-range-address="local-table.$B$1:.$H$1"/>
          </chart:axis>
          <chart:axis chart:dimension="y" chart:name="primary-y" chart:style-name="ch7">
            <chart:title svg:x="0.451cm" svg:y="5.587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B$3:.$H$3" chart:label-cell-address="local-table.$A$3" chart:class="chart:scatter">
            <chart:domain table:cell-range-address="local-table.$B$2:.$H$2"/>
            <chart:data-point chart:repeated="7"/>
          </chart:series>
          <chart:series chart:style-name="ch11" chart:values-cell-range-address="local-table.$B$4:.$H$4" chart:label-cell-address="local-table.$A$4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5000000">
                <text:p>5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50000000">
                <text:p>50000000</text:p>
              </table:table-cell>
              <table:table-cell office:value-type="float" office:value="75000000">
                <text:p>75000000</text:p>
              </table:table-cell>
            </table:table-row>
          </table:table-header-rows>
          <table:table-rows>
            <table:table-row>
              <table:table-cell office:value-type="string">
                <text:p>Series1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5000000">
                <text:p>5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50000000">
                <text:p>50000000</text:p>
              </table:table-cell>
              <table:table-cell office:value-type="float" office:value="75000000">
                <text:p>75000000</text:p>
              </table:table-cell>
            </table:table-row>
            <table:table-row>
              <table:table-cell office:value-type="string">
                <text:p>Pre Order (Rec)</text:p>
              </table:table-cell>
              <table:table-cell office:value-type="float" office:value="0.001217">
                <text:p>0.001217</text:p>
              </table:table-cell>
              <table:table-cell office:value-type="float" office:value="0.008438">
                <text:p>0.008438</text:p>
              </table:table-cell>
              <table:table-cell office:value-type="float" office:value="0.024221">
                <text:p>0.024221</text:p>
              </table:table-cell>
              <table:table-cell office:value-type="float" office:value="0.241065">
                <text:p>0.241065</text:p>
              </table:table-cell>
              <table:table-cell office:value-type="float" office:value="0.554734">
                <text:p>0.554734</text:p>
              </table:table-cell>
              <table:table-cell office:value-type="float" office:value="3.02042">
                <text:p>3.02042</text:p>
              </table:table-cell>
              <table:table-cell office:value-type="float" office:value="4.51509">
                <text:p>4.51509</text:p>
              </table:table-cell>
            </table:table-row>
            <table:table-row>
              <table:table-cell office:value-type="string">
                <text:p>Pre Order (iter)</text:p>
              </table:table-cell>
              <table:table-cell office:value-type="float" office:value="0.001989">
                <text:p>0.001989</text:p>
              </table:table-cell>
              <table:table-cell office:value-type="float" office:value="0.012126">
                <text:p>0.012126</text:p>
              </table:table-cell>
              <table:table-cell office:value-type="float" office:value="0.039152">
                <text:p>0.039152</text:p>
              </table:table-cell>
              <table:table-cell office:value-type="float" office:value="0.379047">
                <text:p>0.379047</text:p>
              </table:table-cell>
              <table:table-cell office:value-type="float" office:value="0.842314">
                <text:p>0.842314</text:p>
              </table:table-cell>
              <table:table-cell office:value-type="float" office:value="4.55106">
                <text:p>4.55106</text:p>
              </table:table-cell>
              <table:table-cell office:value-type="float" office:value="6.84669">
                <text:p>6.846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4cm" svg:height="9.004cm" xlink:href="." xlink:type="simple" chart:class="chart:scatter" chart:style-name="ch1">
        <chart:title svg:x="5.184cm" svg:y="0.316cm" chart:style-name="ch2">
          <text:p>Timing Analysis Post Order</text:p>
        </chart:title>
        <chart:legend chart:legend-position="end" svg:x="10.751cm" svg:y="3.705cm" style:legend-expansion="high" chart:style-name="ch3"/>
        <chart:plot-area chart:style-name="ch4" chart:data-source-has-labels="both" svg:x="1.33cm" svg:y="1.275cm" svg:width="9.102cm" svg:height="6.568cm">
          <chart:coordinate-region svg:x="1.766cm" svg:y="1.475cm" svg:width="7.738cm" svg:height="5.721cm"/>
          <chart:axis chart:dimension="x" chart:name="primary-x" chart:style-name="ch5" chartooo:axis-type="auto">
            <chart:title svg:x="5.136cm" svg:y="8.023cm" chart:style-name="ch6">
              <text:p>Tree Size</text:p>
            </chart:title>
            <chart:categories table:cell-range-address="local-table.$B$1:.$H$1"/>
          </chart:axis>
          <chart:axis chart:dimension="y" chart:name="primary-y" chart:style-name="ch7">
            <chart:title svg:x="0.451cm" svg:y="5.754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B$3:.$H$3" chart:label-cell-address="local-table.$A$3" chart:class="chart:scatter">
            <chart:domain table:cell-range-address="local-table.$B$2:.$H$2"/>
            <chart:data-point chart:repeated="7"/>
          </chart:series>
          <chart:series chart:style-name="ch11" chart:values-cell-range-address="local-table.$B$4:.$H$4" chart:label-cell-address="local-table.$A$4" chart:class="chart:scatter">
            <chart:data-point chart:repeated="7"/>
          </chart:series>
          <chart:series chart:style-name="ch12" chart:values-cell-range-address="local-table.$B$5:.$H$5" chart:label-cell-address="local-table.$A$5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5000000">
                <text:p>5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50000000">
                <text:p>50000000</text:p>
              </table:table-cell>
              <table:table-cell office:value-type="float" office:value="75000000">
                <text:p>75000000</text:p>
              </table:table-cell>
            </table:table-row>
          </table:table-header-rows>
          <table:table-rows>
            <table:table-row>
              <table:table-cell office:value-type="string">
                <text:p>Series1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5000000">
                <text:p>5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50000000">
                <text:p>50000000</text:p>
              </table:table-cell>
              <table:table-cell office:value-type="float" office:value="75000000">
                <text:p>75000000</text:p>
              </table:table-cell>
            </table:table-row>
            <table:table-row>
              <table:table-cell office:value-type="string">
                <text:p>Post Order (Rec)</text:p>
              </table:table-cell>
              <table:table-cell office:value-type="float" office:value="0.001373">
                <text:p>0.001373</text:p>
              </table:table-cell>
              <table:table-cell office:value-type="float" office:value="0.008663">
                <text:p>0.008663</text:p>
              </table:table-cell>
              <table:table-cell office:value-type="float" office:value="0.024244">
                <text:p>0.024244</text:p>
              </table:table-cell>
              <table:table-cell office:value-type="float" office:value="0.238947">
                <text:p>0.238947</text:p>
              </table:table-cell>
              <table:table-cell office:value-type="float" office:value="0.518556">
                <text:p>0.518556</text:p>
              </table:table-cell>
              <table:table-cell office:value-type="float" office:value="2.76154">
                <text:p>2.76154</text:p>
              </table:table-cell>
              <table:table-cell office:value-type="float" office:value="4.20155">
                <text:p>4.20155</text:p>
              </table:table-cell>
            </table:table-row>
            <table:table-row>
              <table:table-cell office:value-type="string">
                <text:p>Post Order 2 stacks (iter)</text:p>
              </table:table-cell>
              <table:table-cell office:value-type="float" office:value="0.003862">
                <text:p>0.003862</text:p>
              </table:table-cell>
              <table:table-cell office:value-type="float" office:value="0.023331">
                <text:p>0.023331</text:p>
              </table:table-cell>
              <table:table-cell office:value-type="float" office:value="0.068318">
                <text:p>0.068318</text:p>
              </table:table-cell>
              <table:table-cell office:value-type="float" office:value="0.52474">
                <text:p>0.52474</text:p>
              </table:table-cell>
              <table:table-cell office:value-type="float" office:value="1.12583">
                <text:p>1.12583</text:p>
              </table:table-cell>
              <table:table-cell office:value-type="float" office:value="6.08057">
                <text:p>6.08057</text:p>
              </table:table-cell>
              <table:table-cell office:value-type="float" office:value="9.20872">
                <text:p>9.20872</text:p>
              </table:table-cell>
            </table:table-row>
            <table:table-row>
              <table:table-cell office:value-type="string">
                <text:p>Post Order (iter)</text:p>
              </table:table-cell>
              <table:table-cell office:value-type="float" office:value="0.002552">
                <text:p>0.002552</text:p>
              </table:table-cell>
              <table:table-cell office:value-type="float" office:value="0.015956">
                <text:p>0.015956</text:p>
              </table:table-cell>
              <table:table-cell office:value-type="float" office:value="0.046443">
                <text:p>0.046443</text:p>
              </table:table-cell>
              <table:table-cell office:value-type="float" office:value="0.447547">
                <text:p>0.447547</text:p>
              </table:table-cell>
              <table:table-cell office:value-type="float" office:value="0.957328">
                <text:p>0.957328</text:p>
              </table:table-cell>
              <table:table-cell office:value-type="float" office:value="5.26524">
                <text:p>5.26524</text:p>
              </table:table-cell>
              <table:table-cell office:value-type="float" office:value="7.94478">
                <text:p>7.944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4cm" svg:height="9.004cm" xlink:href="." xlink:type="simple" chart:class="chart:scatter" chart:style-name="ch1">
        <chart:title svg:x="5.448cm" svg:y="0.316cm" chart:style-name="ch2">
          <text:p>Timing Analysis In Order</text:p>
        </chart:title>
        <chart:legend chart:legend-position="end" svg:x="12.47cm" svg:y="3.954cm" style:legend-expansion="high" chart:style-name="ch3"/>
        <chart:plot-area chart:style-name="ch4" chart:data-source-has-labels="both" svg:x="1.33cm" svg:y="1.275cm" svg:width="10.821cm" svg:height="6.568cm">
          <chart:coordinate-region svg:x="1.766cm" svg:y="1.475cm" svg:width="9.457cm" svg:height="5.721cm"/>
          <chart:axis chart:dimension="x" chart:name="primary-x" chart:style-name="ch5" chartooo:axis-type="auto">
            <chart:title svg:x="5.995cm" svg:y="8.023cm" chart:style-name="ch6">
              <text:p>Tree Size</text:p>
            </chart:title>
            <chart:categories table:cell-range-address="local-table.$B$1:.$H$1"/>
          </chart:axis>
          <chart:axis chart:dimension="y" chart:name="primary-y" chart:style-name="ch7">
            <chart:title svg:x="0.451cm" svg:y="5.754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B$3:.$H$3" chart:label-cell-address="local-table.$A$3" chart:class="chart:scatter">
            <chart:domain table:cell-range-address="local-table.$B$2:.$H$2"/>
            <chart:data-point chart:repeated="7"/>
          </chart:series>
          <chart:series chart:style-name="ch11" chart:values-cell-range-address="local-table.$B$4:.$H$4" chart:label-cell-address="local-table.$A$4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5000000">
                <text:p>5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50000000">
                <text:p>50000000</text:p>
              </table:table-cell>
              <table:table-cell office:value-type="float" office:value="75000000">
                <text:p>75000000</text:p>
              </table:table-cell>
            </table:table-row>
          </table:table-header-rows>
          <table:table-rows>
            <table:table-row>
              <table:table-cell office:value-type="string">
                <text:p>Series1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5000000">
                <text:p>5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50000000">
                <text:p>50000000</text:p>
              </table:table-cell>
              <table:table-cell office:value-type="float" office:value="75000000">
                <text:p>75000000</text:p>
              </table:table-cell>
            </table:table-row>
            <table:table-row>
              <table:table-cell office:value-type="string">
                <text:p>In Order (Rec)</text:p>
              </table:table-cell>
              <table:table-cell office:value-type="float" office:value="0.001226">
                <text:p>0.001226</text:p>
              </table:table-cell>
              <table:table-cell office:value-type="float" office:value="0.007849">
                <text:p>0.007849</text:p>
              </table:table-cell>
              <table:table-cell office:value-type="float" office:value="0.0217">
                <text:p>0.0217</text:p>
              </table:table-cell>
              <table:table-cell office:value-type="float" office:value="0.243468">
                <text:p>0.243468</text:p>
              </table:table-cell>
              <table:table-cell office:value-type="float" office:value="0.51852">
                <text:p>0.51852</text:p>
              </table:table-cell>
              <table:table-cell office:value-type="float" office:value="2.75198">
                <text:p>2.75198</text:p>
              </table:table-cell>
              <table:table-cell office:value-type="float" office:value="4.23763">
                <text:p>4.23763</text:p>
              </table:table-cell>
            </table:table-row>
            <table:table-row>
              <table:table-cell office:value-type="string">
                <text:p>In Order (iter)</text:p>
              </table:table-cell>
              <table:table-cell office:value-type="float" office:value="0.003059">
                <text:p>0.003059</text:p>
              </table:table-cell>
              <table:table-cell office:value-type="float" office:value="0.017939">
                <text:p>0.017939</text:p>
              </table:table-cell>
              <table:table-cell office:value-type="float" office:value="0.051922">
                <text:p>0.051922</text:p>
              </table:table-cell>
              <table:table-cell office:value-type="float" office:value="0.503704">
                <text:p>0.503704</text:p>
              </table:table-cell>
              <table:table-cell office:value-type="float" office:value="1.10955">
                <text:p>1.10955</text:p>
              </table:table-cell>
              <table:table-cell office:value-type="float" office:value="5.97267">
                <text:p>5.97267</text:p>
              </table:table-cell>
              <table:table-cell office:value-type="float" office:value="9.11173">
                <text:p>9.111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4cm" svg:height="9.006cm" xlink:href="." xlink:type="simple" chart:class="chart:scatter" chart:style-name="ch1">
        <chart:title svg:x="5.263cm" svg:y="0.316cm" chart:style-name="ch2">
          <text:p>Timing Analysis Recursive</text:p>
        </chart:title>
        <chart:legend chart:legend-position="end" svg:x="12.047cm" svg:y="3.706cm" style:legend-expansion="high" chart:style-name="ch3"/>
        <chart:plot-area chart:style-name="ch4" chart:data-source-has-labels="both" svg:x="1.33cm" svg:y="1.275cm" svg:width="10.398cm" svg:height="6.57cm">
          <chart:coordinate-region svg:x="2.057cm" svg:y="1.474cm" svg:width="8.928cm" svg:height="5.724cm"/>
          <chart:axis chart:dimension="x" chart:name="primary-x" chart:style-name="ch5" chartooo:axis-type="auto">
            <chart:title svg:x="5.784cm" svg:y="8.025cm" chart:style-name="ch6">
              <text:p>Tree Size</text:p>
            </chart:title>
            <chart:categories table:cell-range-address="local-table.$B$1:.$H$1"/>
          </chart:axis>
          <chart:axis chart:dimension="y" chart:name="primary-y" chart:style-name="ch7">
            <chart:title svg:x="0.451cm" svg:y="5.755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B$3:.$H$3" chart:label-cell-address="local-table.$A$3" chart:class="chart:scatter">
            <chart:domain table:cell-range-address="local-table.$B$2:.$H$2"/>
            <chart:data-point chart:repeated="7"/>
          </chart:series>
          <chart:series chart:style-name="ch11" chart:values-cell-range-address="local-table.$B$4:.$H$4" chart:label-cell-address="local-table.$A$4" chart:class="chart:scatter">
            <chart:data-point chart:repeated="7"/>
          </chart:series>
          <chart:series chart:style-name="ch12" chart:values-cell-range-address="local-table.$B$5:.$H$5" chart:label-cell-address="local-table.$A$5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5000000">
                <text:p>5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50000000">
                <text:p>50000000</text:p>
              </table:table-cell>
              <table:table-cell office:value-type="float" office:value="75000000">
                <text:p>75000000</text:p>
              </table:table-cell>
            </table:table-row>
          </table:table-header-rows>
          <table:table-rows>
            <table:table-row>
              <table:table-cell office:value-type="string">
                <text:p>Series1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5000000">
                <text:p>5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50000000">
                <text:p>50000000</text:p>
              </table:table-cell>
              <table:table-cell office:value-type="float" office:value="75000000">
                <text:p>75000000</text:p>
              </table:table-cell>
            </table:table-row>
            <table:table-row>
              <table:table-cell office:value-type="string">
                <text:p>In Order (Rec)</text:p>
              </table:table-cell>
              <table:table-cell office:value-type="float" office:value="0.001226">
                <text:p>0.001226</text:p>
              </table:table-cell>
              <table:table-cell office:value-type="float" office:value="0.007849">
                <text:p>0.007849</text:p>
              </table:table-cell>
              <table:table-cell office:value-type="float" office:value="0.0217">
                <text:p>0.0217</text:p>
              </table:table-cell>
              <table:table-cell office:value-type="float" office:value="0.243468">
                <text:p>0.243468</text:p>
              </table:table-cell>
              <table:table-cell office:value-type="float" office:value="0.51852">
                <text:p>0.51852</text:p>
              </table:table-cell>
              <table:table-cell office:value-type="float" office:value="2.75198">
                <text:p>2.75198</text:p>
              </table:table-cell>
              <table:table-cell office:value-type="float" office:value="4.23763">
                <text:p>4.23763</text:p>
              </table:table-cell>
            </table:table-row>
            <table:table-row>
              <table:table-cell office:value-type="string">
                <text:p>Post Order (Rec)</text:p>
              </table:table-cell>
              <table:table-cell office:value-type="float" office:value="0.001373">
                <text:p>0.001373</text:p>
              </table:table-cell>
              <table:table-cell office:value-type="float" office:value="0.008663">
                <text:p>0.008663</text:p>
              </table:table-cell>
              <table:table-cell office:value-type="float" office:value="0.024244">
                <text:p>0.024244</text:p>
              </table:table-cell>
              <table:table-cell office:value-type="float" office:value="0.238947">
                <text:p>0.238947</text:p>
              </table:table-cell>
              <table:table-cell office:value-type="float" office:value="0.518556">
                <text:p>0.518556</text:p>
              </table:table-cell>
              <table:table-cell office:value-type="float" office:value="2.76154">
                <text:p>2.76154</text:p>
              </table:table-cell>
              <table:table-cell office:value-type="float" office:value="4.20155">
                <text:p>4.20155</text:p>
              </table:table-cell>
            </table:table-row>
            <table:table-row>
              <table:table-cell office:value-type="string">
                <text:p>Pre Order (Rec)</text:p>
              </table:table-cell>
              <table:table-cell office:value-type="float" office:value="0.001217">
                <text:p>0.001217</text:p>
              </table:table-cell>
              <table:table-cell office:value-type="float" office:value="0.008438">
                <text:p>0.008438</text:p>
              </table:table-cell>
              <table:table-cell office:value-type="float" office:value="0.024221">
                <text:p>0.024221</text:p>
              </table:table-cell>
              <table:table-cell office:value-type="float" office:value="0.241065">
                <text:p>0.241065</text:p>
              </table:table-cell>
              <table:table-cell office:value-type="float" office:value="0.554734">
                <text:p>0.554734</text:p>
              </table:table-cell>
              <table:table-cell office:value-type="float" office:value="3.02042">
                <text:p>3.02042</text:p>
              </table:table-cell>
              <table:table-cell office:value-type="float" office:value="4.51509">
                <text:p>4.515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4.436cm" svg:y="0.315cm" chart:style-name="ch2">
          <text:p>Timing Analysis Iterative Functions</text:p>
        </chart:title>
        <chart:legend chart:legend-position="end" svg:x="10.766cm" svg:y="3.453cm" style:legend-expansion="high" chart:style-name="ch3"/>
        <chart:plot-area chart:style-name="ch4" chart:data-source-has-labels="both" svg:x="1.33cm" svg:y="1.273cm" svg:width="9.117cm" svg:height="6.566cm">
          <chart:coordinate-region svg:x="1.766cm" svg:y="1.472cm" svg:width="7.753cm" svg:height="5.72cm"/>
          <chart:axis chart:dimension="x" chart:name="primary-x" chart:style-name="ch5" chartooo:axis-type="auto">
            <chart:title svg:x="5.143cm" svg:y="8.018cm" chart:style-name="ch6">
              <text:p>Tree Size</text:p>
            </chart:title>
            <chart:categories table:cell-range-address="local-table.$B$1:.$H$1"/>
          </chart:axis>
          <chart:axis chart:dimension="y" chart:name="primary-y" chart:style-name="ch7">
            <chart:title svg:x="0.451cm" svg:y="5.751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B$3:.$H$3" chart:label-cell-address="local-table.$A$3" chart:class="chart:scatter">
            <chart:domain table:cell-range-address="local-table.$B$2:.$H$2"/>
            <chart:data-point chart:repeated="7"/>
          </chart:series>
          <chart:series chart:style-name="ch11" chart:values-cell-range-address="local-table.$B$4:.$H$4" chart:label-cell-address="local-table.$A$4" chart:class="chart:scatter">
            <chart:data-point chart:repeated="7"/>
          </chart:series>
          <chart:series chart:style-name="ch12" chart:values-cell-range-address="local-table.$B$5:.$H$5" chart:label-cell-address="local-table.$A$5" chart:class="chart:scatter">
            <chart:data-point chart:repeated="7"/>
          </chart:series>
          <chart:series chart:style-name="ch13" chart:values-cell-range-address="local-table.$B$6:.$H$6" chart:label-cell-address="local-table.$A$6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5000000">
                <text:p>5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50000000">
                <text:p>50000000</text:p>
              </table:table-cell>
              <table:table-cell office:value-type="float" office:value="75000000">
                <text:p>75000000</text:p>
              </table:table-cell>
            </table:table-row>
          </table:table-header-rows>
          <table:table-rows>
            <table:table-row>
              <table:table-cell office:value-type="string">
                <text:p>Series1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5000000">
                <text:p>5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50000000">
                <text:p>50000000</text:p>
              </table:table-cell>
              <table:table-cell office:value-type="float" office:value="75000000">
                <text:p>75000000</text:p>
              </table:table-cell>
            </table:table-row>
            <table:table-row>
              <table:table-cell office:value-type="string">
                <text:p>Pre Order (iter)</text:p>
              </table:table-cell>
              <table:table-cell office:value-type="float" office:value="0.001989">
                <text:p>0.001989</text:p>
              </table:table-cell>
              <table:table-cell office:value-type="float" office:value="0.012126">
                <text:p>0.012126</text:p>
              </table:table-cell>
              <table:table-cell office:value-type="float" office:value="0.039152">
                <text:p>0.039152</text:p>
              </table:table-cell>
              <table:table-cell office:value-type="float" office:value="0.379047">
                <text:p>0.379047</text:p>
              </table:table-cell>
              <table:table-cell office:value-type="float" office:value="0.842314">
                <text:p>0.842314</text:p>
              </table:table-cell>
              <table:table-cell office:value-type="float" office:value="4.55106">
                <text:p>4.55106</text:p>
              </table:table-cell>
              <table:table-cell office:value-type="float" office:value="6.84669">
                <text:p>6.84669</text:p>
              </table:table-cell>
            </table:table-row>
            <table:table-row>
              <table:table-cell office:value-type="string">
                <text:p>Post Order 2 stacks (iter)</text:p>
              </table:table-cell>
              <table:table-cell office:value-type="float" office:value="0.003862">
                <text:p>0.003862</text:p>
              </table:table-cell>
              <table:table-cell office:value-type="float" office:value="0.023331">
                <text:p>0.023331</text:p>
              </table:table-cell>
              <table:table-cell office:value-type="float" office:value="0.068318">
                <text:p>0.068318</text:p>
              </table:table-cell>
              <table:table-cell office:value-type="float" office:value="0.52474">
                <text:p>0.52474</text:p>
              </table:table-cell>
              <table:table-cell office:value-type="float" office:value="1.12583">
                <text:p>1.12583</text:p>
              </table:table-cell>
              <table:table-cell office:value-type="float" office:value="6.08057">
                <text:p>6.08057</text:p>
              </table:table-cell>
              <table:table-cell office:value-type="float" office:value="9.20872">
                <text:p>9.20872</text:p>
              </table:table-cell>
            </table:table-row>
            <table:table-row>
              <table:table-cell office:value-type="string">
                <text:p>Post Order (iter)</text:p>
              </table:table-cell>
              <table:table-cell office:value-type="float" office:value="0.002552">
                <text:p>0.002552</text:p>
              </table:table-cell>
              <table:table-cell office:value-type="float" office:value="0.015956">
                <text:p>0.015956</text:p>
              </table:table-cell>
              <table:table-cell office:value-type="float" office:value="0.046443">
                <text:p>0.046443</text:p>
              </table:table-cell>
              <table:table-cell office:value-type="float" office:value="0.447547">
                <text:p>0.447547</text:p>
              </table:table-cell>
              <table:table-cell office:value-type="float" office:value="0.957328">
                <text:p>0.957328</text:p>
              </table:table-cell>
              <table:table-cell office:value-type="float" office:value="5.26524">
                <text:p>5.26524</text:p>
              </table:table-cell>
              <table:table-cell office:value-type="float" office:value="7.94478">
                <text:p>7.94478</text:p>
              </table:table-cell>
            </table:table-row>
            <table:table-row>
              <table:table-cell office:value-type="string">
                <text:p>In Order (iter)</text:p>
              </table:table-cell>
              <table:table-cell office:value-type="float" office:value="0.003059">
                <text:p>0.003059</text:p>
              </table:table-cell>
              <table:table-cell office:value-type="float" office:value="0.017939">
                <text:p>0.017939</text:p>
              </table:table-cell>
              <table:table-cell office:value-type="float" office:value="0.051922">
                <text:p>0.051922</text:p>
              </table:table-cell>
              <table:table-cell office:value-type="float" office:value="0.503704">
                <text:p>0.503704</text:p>
              </table:table-cell>
              <table:table-cell office:value-type="float" office:value="1.10955">
                <text:p>1.10955</text:p>
              </table:table-cell>
              <table:table-cell office:value-type="float" office:value="5.97267">
                <text:p>5.97267</text:p>
              </table:table-cell>
              <table:table-cell office:value-type="float" office:value="9.11173">
                <text:p>9.111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